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029f2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047e64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>
      <style:text-properties officeooo:paragraph-rsid="00047e64"/>
    </style:style>
    <style:style style:name="P12" style:family="paragraph" style:parent-style-name="Text_20_body">
      <style:text-properties officeooo:rsid="00047e64" officeooo:paragraph-rsid="00047e64"/>
    </style:style>
    <style:style style:name="P13" style:family="paragraph" style:parent-style-name="Text_20_body" style:list-style-name="L4"/>
    <style:style style:name="T1" style:family="text">
      <style:text-properties fo:background-color="#ffffff" loext:char-shading-value="0"/>
    </style:style>
    <style:style style:name="T2" style:family="text">
      <style:text-properties officeooo:rsid="00047e64"/>
    </style:style>
    <style:style style:name="T3" style:family="text">
      <style:text-properties fo:font-weight="bold" officeooo:rsid="00047e64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ctive</text:h>
      <text:h text:style-name="Heading_20_2" text:outline-level="2">Explanation of the library's purpose</text:h>
      <text:p text:style-name="P11">The <text:span text:style-name="Source_20_Text">keen-retry</text:span> crate provides a robust framework for Rust applications to handle and recover from <text:span text:style-name="T2">transient </text:span>errors more effectively. It equips developers with the tools to transform standard operations into retryable workflows with a focus on performance and code clarity. </text:p>
      <text:p text:style-name="P12">The library offers a “Library API” and a “User API”:</text:p>
      <text:list xml:id="list3127507599" text:style-name="L1">
        <text:list-item>
          <text:p text:style-name="P6"><text:span text:style-name="Source_20_Text"><text:span text:style-name="T3">Library API</text:span></text:span>: <text:span text:style-name="T2">designed to be used by libraries that want to incorporate error handling &amp; recovery (or “retrying”, for short) into their features. </text:span>By wrapping <text:span text:style-name="T2">your library</text:span> APIs with <text:span text:style-name="Source_20_Text">keen-retry</text:span>, operations can be made retryable with minimal overhead and maximum expressiveness.</text:p>
        </text:list-item>
        <text:list-item>
          <text:p text:style-name="P6"><text:span text:style-name="Source_20_Text"><text:span text:style-name="T3">User API</text:span></text:span>: <text:span text:style-name="T2">de</text:span>s<text:span text:style-name="T2">igned to be exposed down to the application level, providing a functional API to allow deep control of the handling and recovery of errors</text:span>. <text:span text:style-name="T2">This is</text:span> foundational to the chaining of retryable operations, allowing users to create complex, resilient workflows that gracefully handle transient failures.</text:p>
        </text:list-item>
      </text:list>
      <text:h text:style-name="Heading_20_2" text:outline-level="2">High-level overview of features</text:h>
      <text:list text:style-name="L4">
        <text:list-item>
          <text:p text:style-name="P13"><text:span text:style-name="Strong_20_Emphasis">Retryable Types</text:span>: Operations can return retryable types, which are central to the library's design and allow for the chaining of operations.</text:p>
        </text:list-item>
        <text:list-item>
          <text:p text:style-name="P13"><text:span text:style-name="Strong_20_Emphasis">User API</text:span>: A set of APIs designed for use by the end-users of your library, enabling them to apply retry logic at the application level.</text:p>
        </text:list-item>
        <text:list-item>
          <text:p text:style-name="P13"><text:span text:style-name="Strong_20_Emphasis">Zero-Cost Abstractions</text:span>: If an operation succeeds or fails fatally on the initial attempt, no extra code is executed, ensuring efficiency.</text:p>
        </text:list-item>
        <text:list-item>
          <text:p text:style-name="P13"><text:span text:style-name="Strong_20_Emphasis">Distinct Operations for Initial and Subsequent Attempts</text:span>: The library allows different handling for the initial attempt and retries, providing flexibility for detailed error reporting and nested retry logic.</text:p>
        </text:list-item>
        <text:list-item>
          <text:p text:style-name="P13"><text:span text:style-name="Strong_20_Emphasis">Rich Instrumentation</text:span>: Detailed instrumentation capabilities for monitoring retries, successes, and failures are built into the library.</text:p>
        </text:list-item>
        <text:list-item>
          <text:p text:style-name="P13"><text:span text:style-name="Strong_20_Emphasis">Sync and Async Support</text:span>: Full support for both synchronous and asynchronous operations, allowing it to fit seamlessly into various Rust async runtimes and sync contexts.</text:p>
        </text:list-item>
        <text:list-item>
          <text:p text:style-name="P13"><text:span text:style-name="Strong_20_Emphasis">Backoff Strategies</text:span>: Configurable backoff strategies to prevent resource exhaustion during retries.</text:p>
        </text:list-item>
        <text:list-item>
          <text:p text:style-name="P13"><text:span text:style-name="Strong_20_Emphasis">Comprehensive Result Types</text:span>: <text:span text:style-name="Source_20_Text">ResolvedResult</text:span> and other result types encapsulate all possible outcomes of retryable operations, making it easy to manage the control flow.</text:p>
        </text:list-item>
        <text:list-item>
          <text:p text:style-name="P13"><text:span text:style-name="Strong_20_Emphasis">Ease of Integration</text:span>: The library is designed to integrate smoothly with existing Rust codebases, requiring minimal changes to adopt retry capabilities.</text:p>
        </text:list-item>
      </text:list>
      <text:p text:style-name="P11">This comprehensive suite of features is crafted to provide a scalable and expressive error handling and recovery solution that fits naturally within the Rust ecosystem.</text:p>
      <text:h text:style-name="P2" text:outline-level="1">Theory behind the API</text:h>
      <text:p text:style-name="Text_20_body">Retry logic is a critical component of resilient system design, enabling applications to handle transient failures by repeating operations until they succeed or a certain condition is met. <text:span text:style-name="Source_20_Text">keen-retry</text:span> employs a functional approach akin to Rust's <text:span text:style-name="Source_20_Text">Result&lt;&gt;</text:span> and <text:span text:style-name="Source_20_Text">Option&lt;&gt;</text:span> for expressing retry logic, avoiding the pitfalls of callback hell and facilitating clean, readable code.</text:p>
      <text:h text:style-name="P1" text:outline-level="1"/>
      <text:h text:style-name="P2" text:outline-level="1">Getting Started</text:h>
      <text:p text:style-name="Text_20_body">To use <text:span text:style-name="Source_20_Text">keen-retry</text:span>, add it as a dependency in your <text:span text:style-name="Source_20_Text">Cargo.toml</text:span> file and import the necessary components, such as <text:span text:style-name="Source_20_Text">RetryConsumerResult</text:span>, <text:span text:style-name="Source_20_Text">RetryProducerResult</text:span>, <text:span text:style-name="Source_20_Text">RetryResult</text:span>, and <text:span text:style-name="Source_20_Text">KeenRetry[Async]Executor</text:span>.</text:p>
      <text:h text:style-name="P1" text:outline-level="1"/>
      <text:h text:style-name="P2" text:outline-level="1">Core Concepts</text:h>
      <text:p text:style-name="Text_20_body"><text:span text:style-name="Source_20_Text">keen-retry</text:span> introduces several key abstractions:</text:p>
      <text:list text:continue-list="list3127507599" text:style-name="L1">
        <text:list-item>
          <text:p text:style-name="P5"><text:span text:style-name="Source_20_Text">RetryConsumerResult</text:span>, <text:span text:style-name="Source_20_Text">ProducerRetryResult</text:span>, <text:span text:style-name="Source_20_Text">RetryResult</text:span> serve as wrappers around retryable operations, similar to <text:span text:style-name="Source_20_Text">Result&lt;&gt;</text:span>.</text:p>
        </text:list-item>
        <text:list-item>
          <text:p text:style-name="P5"><text:span text:style-name="Source_20_Text">KeenRetry[Async]Executor</text:span> is responsible for executing the retry logic according to the selected backoff algorithm and retry limits.</text:p>
        </text:list-item>
        <text:list-item>
          <text:p text:style-name="P4"><text:span text:style-name="Source_20_Text">ResolvedResult</text:span> provides a comprehensive result type encompassing all possible outcomes of a retry operation.</text:p>
        </text:list-item>
      </text:list>
      <text:h text:style-name="P1" text:outline-level="1"/>
      <text:h text:style-name="P2" text:outline-level="1">Use Cases</text:h>
      <text:p text:style-name="Text_20_body">The <text:span text:style-name="Source_20_Text">keen-retry</text:span> library can be particularly effective in situations where operations might fail due to temporary issues. For instance, network operations that may fail intermittently can be wrapped in a retryable operation to enhance robustness. The provided <text:span text:style-name="Source_20_Text">simple_retries</text:span> test case in <text:span text:style-name="Source_20_Text">use_cases.rs</text:span> demonstrates this by attempting to connect to a server, with assertions for different outcomes.</text:p>
      <text:h text:style-name="P1" text:outline-level="1"/>
      <text:h text:style-name="P2" text:outline-level="1">Patterns</text:h>
      <text:p text:style-name="Text_20_body">When using <text:span text:style-name="Source_20_Text">keen-retry</text:span>, it is recommended to:</text:p>
      <text:list text:style-name="L2">
        <text:list-item>
          <text:p text:style-name="P8">Define clear conditions for when an operation should be retried and when it should fail immediately.</text:p>
        </text:list-item>
        <text:list-item>
          <text:p text:style-name="P8">Employ incremental backoff strategies to avoid overwhelming resources.</text:p>
        </text:list-item>
        <text:list-item>
          <text:p text:style-name="P7">Chain retryable operations for complex workflows, allowing for granular control over each step's retry behavior.</text:p>
        </text:list-item>
      </text:list>
      <text:h text:style-name="P1" text:outline-level="1"/>
      <text:h text:style-name="P2" text:outline-level="1">Anti-Patterns</text:h>
      <text:p text:style-name="Text_20_body">Avoid:</text:p>
      <text:list text:style-name="L3">
        <text:list-item>
          <text:p text:style-name="P10">Retrying operations that fail due to non-transient errors.</text:p>
        </text:list-item>
        <text:list-item>
          <text:p text:style-name="P10">Infinite retry loops without backoff strategies, which can lead to resource exhaustion.</text:p>
        </text:list-item>
        <text:list-item>
          <text:p text:style-name="P9">Overly complex retry policies that make the code difficult to understand and maintain.</text:p>
        </text:list-item>
      </text:list>
      <text:h text:style-name="P1" text:outline-level="1"/>
      <text:h text:style-name="P2" text:outline-level="1">Advanced Features</text:h>
      <text:p text:style-name="Text_20_body">Discuss the nuances of using <text:span text:style-name="Source_20_Text">keen-retry</text:span> with both synchronous and asynchronous operations, and how to handle nested retries for operations that depend on other retryable operations.</text:p>
      <text:h text:style-name="P1" text:outline-level="1"/>
      <text:h text:style-name="P2" text:outline-level="1">Instrumentation and Logging</text:h>
      <text:p text:style-name="Text_20_body"><text:span text:style-name="Source_20_Text">keen-retry</text:span> offers features for detailed instrumentation, allowing developers to log retry attempts, errors, and successes in a structured manner. The <text:span text:style-name="Source_20_Text">ResolvedResult</text:span> type provides facilities for building succinct reports of retry attempts.</text:p>
      <text:h text:style-name="P1" text:outline-level="1"/>
      <text:h text:style-name="P2" text:outline-level="1">Performance Considerations</text:h>
      <text:p text:style-name="Text_20_body">Discuss the zero-cost abstractions provided by <text:span text:style-name="Source_20_Text">keen-retry</text:span>, which ensure that if an operation succeeds or fails fatally on the first attempt, no additional overhead is incurred.</text:p>
      <text:h text:style-name="P1" text:outline-level="1"/>
      <text:h text:style-name="P2" text:outline-level="1">Troubleshooting</text:h>
      <text:p text:style-name="Text_20_body">Include common issues encountered by users, along with their solutions, and provide guidance on how to seek further help.</text:p>
      <text:h text:style-name="P1" text:outline-level="1"/>
      <text:h text:style-name="P2" text:outline-level="1">Appendix</text:h>
      <text:p text:style-name="Text_20_body">Provide a full API reference, and include a glossary of terms used throughout the booklet.</text:p>
      <text:h text:style-name="P1" text:outline-level="1"/>
      <text:h text:style-name="P2" text:outline-level="1">Index</text:h>
      <text:p text:style-name="Text_20_body">An index to quickly locate information within the booklet.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9:52:20.870350478</meta:creation-date>
    <dc:date>2023-11-02T20:41:55.007749306</dc:date>
    <meta:editing-duration>PT49M34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3" meta:paragraph-count="50" meta:word-count="793" meta:character-count="5482" meta:non-whitespace-character-count="4758"/>
  </office:meta>
</office:document-meta>
</file>